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Bitstream Vera Sans Mono" svg:font-family="'Bitstream Vera Sans Mono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15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0.06pt solid #000000" fo:background-color="#99ff66" fo:border-left="none" fo:border-right="none" fo:border-top="none"/>
      <style:text-properties style:text-underline-style="none"/>
    </style:style>
    <style:style style:name="ce2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Amalgamiento simple" table:style-name="ta1"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Valores</text:p>
          </table:table-cell>
          <table:covered-table-cell table:number-columns-repeated="3" table:style-name="ce18"/>
          <table:covered-table-cell table:style-name="ce21"/>
        </table:table-row>
        <table:table-row table:style-name="ro1">
          <table:table-cell table:style-name="ce2" office:value-type="string" calcext:value-type="string">
            <text:p>Elementos</text:p>
          </table:table-cell>
          <table:table-cell table:style-name="ce7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.º 1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style-name="ce20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.º 2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N.º 3</text:p>
          </table:table-cell>
          <table:table-cell table:style-name="ce8"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0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.º 4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style-name="ce20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9" office:value-type="float" office:value="110" calcext:value-type="float">
            <text:p>11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8" calcext:value-type="float">
            <text:p>78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N.º 1</text:p>
          </table:table-cell>
          <table:table-cell table:style-name="ce10" office:value-type="string" calcext:value-type="string">
            <text:p>N.º 2</text:p>
          </table:table-cell>
          <table:table-cell table:style-name="ce10" office:value-type="string" calcext:value-type="string">
            <text:p>N.º 3</text:p>
          </table:table-cell>
          <table:table-cell table:style-name="ce10" office:value-type="string" calcext:value-type="string">
            <text:p>N.º 4</text:p>
          </table:table-cell>
          <table:table-cell table:style-name="ce16" office:value-type="string" calcext:value-type="string">
            <text:p>N.º 5</text:p>
          </table:table-cell>
        </table:table-row>
        <table:table-row table:style-name="ro1">
          <table:table-cell office:value-type="string" calcext:value-type="string">
            <text:p>N.º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.º 2</text:p>
          </table:table-cell>
          <table:table-cell office:value-type="float" office:value="203.57554" calcext:value-type="float">
            <text:p>203,57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/>
        </table:table-row>
        <table:table-row table:style-name="ro1">
          <table:table-cell office:value-type="string" calcext:value-type="string">
            <text:p>N.º 3</text:p>
          </table:table-cell>
          <table:table-cell office:value-type="float" office:value="189.59694" calcext:value-type="float">
            <text:p>189,59694</text:p>
          </table:table-cell>
          <table:table-cell office:value-type="float" office:value="234.55916" calcext:value-type="float">
            <text:p>234,559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</table:table-row>
        <table:table-row table:style-name="ro1">
          <table:table-cell office:value-type="string" calcext:value-type="string">
            <text:p>N.º 4</text:p>
          </table:table-cell>
          <table:table-cell table:style-name="ce11" office:value-type="float" office:value="114.69961" calcext:value-type="float">
            <text:p>114,69961</text:p>
          </table:table-cell>
          <table:table-cell table:style-name="ce13" office:value-type="float" office:value="126.26559" calcext:value-type="float">
            <text:p>126,26559</text:p>
          </table:table-cell>
          <table:table-cell table:style-name="ce13" office:value-type="float" office:value="153.71727" calcext:value-type="float">
            <text:p>153,71727</text:p>
          </table:table-cell>
          <table:table-cell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12" office:value-type="float" office:value="180.02778" calcext:value-type="float">
            <text:p>180,02778</text:p>
          </table:table-cell>
          <table:table-cell table:style-name="ce12" office:value-type="float" office:value="210.78662" calcext:value-type="float">
            <text:p>210,78662</text:p>
          </table:table-cell>
          <table:table-cell table:style-name="ce12" office:value-type="float" office:value="157.30544" calcext:value-type="float">
            <text:p>157,30544</text:p>
          </table:table-cell>
          <table:table-cell table:style-name="ce14" office:value-type="float" office:value="175.63029" calcext:value-type="float">
            <text:p>175,63029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</text:p>
          </table:table-cell>
          <table:table-cell table:style-name="ce10" office:value-type="string" calcext:value-type="string">
            <text:p>N.º 2</text:p>
          </table:table-cell>
          <table:table-cell table:style-name="ce10" office:value-type="string" calcext:value-type="string">
            <text:p>N.º 3</text:p>
          </table:table-cell>
          <table:table-cell table:style-name="ce16" office:value-type="string" calcext:value-type="string">
            <text:p>N.º 5</text:p>
          </table:table-cell>
          <table:table-cell/>
        </table:table-row>
        <table:table-row table:style-name="ro1">
          <table:table-cell office:value-type="string" calcext:value-type="string">
            <text:p>C <text:s/>1,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office:value-type="string" calcext:value-type="string">
            <text:p>N.º 2</text:p>
          </table:table-cell>
          <table:table-cell table:style-name="ce11" office:value-type="float" office:value="126.26559" calcext:value-type="float">
            <text:p>126,2655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N.º 3</text:p>
          </table:table-cell>
          <table:table-cell table:style-name="ce13" office:value-type="float" office:value="153.71727" calcext:value-type="float">
            <text:p>153,71727</text:p>
          </table:table-cell>
          <table:table-cell office:value-type="float" office:value="234.55916" calcext:value-type="float">
            <text:p>234,55916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14" office:value-type="float" office:value="175.63029" calcext:value-type="float">
            <text:p>175,63029</text:p>
          </table:table-cell>
          <table:table-cell table:style-name="ce12" office:value-type="float" office:value="210.78662" calcext:value-type="float">
            <text:p>210,78662</text:p>
          </table:table-cell>
          <table:table-cell table:style-name="ce12" office:value-type="float" office:value="157.30544" calcext:value-type="float">
            <text:p>157,30544</text:p>
          </table:table-cell>
          <table:table-cell table:style-name="ce17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,2</text:p>
          </table:table-cell>
          <table:table-cell table:style-name="ce10" office:value-type="string" calcext:value-type="string">
            <text:p>N.º 3</text:p>
          </table:table-cell>
          <table:table-cell table:style-name="ce16" office:value-type="string" calcext:value-type="string">
            <text:p>N.º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<text:s/>1,4,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N.º 3</text:p>
          </table:table-cell>
          <table:table-cell table:style-name="ce11" office:value-type="float" office:value="153.71727" calcext:value-type="float">
            <text:p>153,71727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12" office:value-type="float" office:value="175.63029" calcext:value-type="float">
            <text:p>175,63029</text:p>
          </table:table-cell>
          <table:table-cell table:style-name="ce14" office:value-type="float" office:value="157.30544" calcext:value-type="float">
            <text:p>157,3054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,2,3</text:p>
          </table:table-cell>
          <table:table-cell table:style-name="ce16" office:value-type="string" calcext:value-type="string">
            <text:p>N.º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<text:s/>1,4,2,3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15" office:value-type="float" office:value="157.30544" calcext:value-type="float">
            <text:p>157,3054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Matriz de distancias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6" office:value-type="string" calcext:value-type="string">
            <text:p>C 1,4,2,3,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 <text:s/>1,4,2,3,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</table:table-row>
      </table:table>
      <table:table table:name="Amalgamiento completo" table:style-name="ta1"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Valores</text:p>
          </table:table-cell>
          <table:covered-table-cell table:number-columns-repeated="3" table:style-name="ce18"/>
          <table:covered-table-cell table:style-name="ce21"/>
        </table:table-row>
        <table:table-row table:style-name="ro1">
          <table:table-cell table:style-name="ce2" office:value-type="string" calcext:value-type="string">
            <text:p>Elementos</text:p>
          </table:table-cell>
          <table:table-cell table:style-name="ce7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.º 1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style-name="ce20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.º 2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N.º 3</text:p>
          </table:table-cell>
          <table:table-cell table:style-name="ce8"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0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.º 4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style-name="ce20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9" office:value-type="float" office:value="110" calcext:value-type="float">
            <text:p>11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8" calcext:value-type="float">
            <text:p>78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6" table:number-rows-spanned="1">
            <text:p>Matriz de distancias</text:p>
          </table:table-cell>
          <table:covered-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N.º 1</text:p>
          </table:table-cell>
          <table:table-cell table:style-name="ce10" office:value-type="string" calcext:value-type="string">
            <text:p>N.º 2</text:p>
          </table:table-cell>
          <table:table-cell table:style-name="ce10" office:value-type="string" calcext:value-type="string">
            <text:p>N.º 3</text:p>
          </table:table-cell>
          <table:table-cell table:style-name="ce10" office:value-type="string" calcext:value-type="string">
            <text:p>N.º 4</text:p>
          </table:table-cell>
          <table:table-cell table:style-name="ce16" office:value-type="string" calcext:value-type="string">
            <text:p>N.º 5</text:p>
          </table:table-cell>
        </table:table-row>
        <table:table-row table:style-name="ro1">
          <table:table-cell office:value-type="string" calcext:value-type="string">
            <text:p>N.º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.º 2</text:p>
          </table:table-cell>
          <table:table-cell table:style-name="ce13" office:value-type="float" office:value="203.57554" calcext:value-type="float">
            <text:p>203,57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/>
        </table:table-row>
        <table:table-row table:style-name="ro1">
          <table:table-cell office:value-type="string" calcext:value-type="string">
            <text:p>N.º 3</text:p>
          </table:table-cell>
          <table:table-cell table:style-name="ce13" office:value-type="float" office:value="189.59694" calcext:value-type="float">
            <text:p>189,59694</text:p>
          </table:table-cell>
          <table:table-cell table:style-name="ce23" office:value-type="float" office:value="234.55916" calcext:value-type="float">
            <text:p>234,559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</table:table-row>
        <table:table-row table:style-name="ro1">
          <table:table-cell office:value-type="string" calcext:value-type="string">
            <text:p>N.º 4</text:p>
          </table:table-cell>
          <table:table-cell table:style-name="ce11" office:value-type="float" office:value="114.69961" calcext:value-type="float">
            <text:p>114,69961</text:p>
          </table:table-cell>
          <table:table-cell office:value-type="float" office:value="126.26559" calcext:value-type="float">
            <text:p>126,26559</text:p>
          </table:table-cell>
          <table:table-cell office:value-type="float" office:value="153.71727" calcext:value-type="float">
            <text:p>153,71727</text:p>
          </table:table-cell>
          <table:table-cell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14" office:value-type="float" office:value="180.02778" calcext:value-type="float">
            <text:p>180,02778</text:p>
          </table:table-cell>
          <table:table-cell table:style-name="ce12" office:value-type="float" office:value="210.78662" calcext:value-type="float">
            <text:p>210,78662</text:p>
          </table:table-cell>
          <table:table-cell table:style-name="ce12" office:value-type="float" office:value="157.30544" calcext:value-type="float">
            <text:p>157,30544</text:p>
          </table:table-cell>
          <table:table-cell table:style-name="ce12" office:value-type="float" office:value="175.63029" calcext:value-type="float">
            <text:p>175,63029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</text:p>
          </table:table-cell>
          <table:table-cell table:style-name="ce10" office:value-type="string" calcext:value-type="string">
            <text:p>N.º 2</text:p>
          </table:table-cell>
          <table:table-cell table:style-name="ce10" office:value-type="string" calcext:value-type="string">
            <text:p>N.º 3</text:p>
          </table:table-cell>
          <table:table-cell table:style-name="ce16" office:value-type="string" calcext:value-type="string">
            <text:p>N.º 5</text:p>
          </table:table-cell>
          <table:table-cell/>
        </table:table-row>
        <table:table-row table:style-name="ro1">
          <table:table-cell office:value-type="string" calcext:value-type="string">
            <text:p>C 1,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27"/>
          <table:table-cell/>
        </table:table-row>
        <table:table-row table:style-name="ro1">
          <table:table-cell office:value-type="string" calcext:value-type="string">
            <text:p>N.º 2</text:p>
          </table:table-cell>
          <table:table-cell table:style-name="ce23" office:value-type="float" office:value="203.57554" calcext:value-type="float">
            <text:p>203,57554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7"/>
          <table:table-cell/>
        </table:table-row>
        <table:table-row table:style-name="ro1">
          <table:table-cell office:value-type="string" calcext:value-type="string">
            <text:p>N.º 3</text:p>
          </table:table-cell>
          <table:table-cell table:style-name="ce13" office:value-type="float" office:value="189.59694" calcext:value-type="float">
            <text:p>189,59694</text:p>
          </table:table-cell>
          <table:table-cell table:style-name="ce13" office:value-type="float" office:value="234.55916" calcext:value-type="float">
            <text:p>234,55916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24" office:value-type="float" office:value="180.02778" calcext:value-type="float">
            <text:p>180,02778</text:p>
          </table:table-cell>
          <table:table-cell table:style-name="ce24" office:value-type="float" office:value="210.78662" calcext:value-type="float">
            <text:p>210,78662</text:p>
          </table:table-cell>
          <table:table-cell table:style-name="ce15" office:value-type="float" office:value="157.30544" calcext:value-type="float">
            <text:p>157,30544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</text:p>
          </table:table-cell>
          <table:table-cell table:style-name="ce10" office:value-type="string" calcext:value-type="string">
            <text:p>N.º 2</text:p>
          </table:table-cell>
          <table:table-cell table:style-name="ce16" office:value-type="string" calcext:value-type="string">
            <text:p>C 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,4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7"/>
          <table:table-cell table:number-columns-repeated="2"/>
        </table:table-row>
        <table:table-row table:style-name="ro1">
          <table:table-cell office:value-type="string" calcext:value-type="string">
            <text:p>N.º 2</text:p>
          </table:table-cell>
          <table:table-cell table:style-name="ce23" office:value-type="float" office:value="203.57554" calcext:value-type="float">
            <text:p>203,57554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2"/>
        </table:table-row>
        <table:table-row table:style-name="ro1">
          <table:table-cell table:style-name="ce2" office:value-type="string" calcext:value-type="string">
            <text:p>C 3,5</text:p>
          </table:table-cell>
          <table:table-cell table:style-name="ce15" office:value-type="float" office:value="189.59694" calcext:value-type="float">
            <text:p>189,59694</text:p>
          </table:table-cell>
          <table:table-cell table:style-name="ce14" office:value-type="float" office:value="234.55916" calcext:value-type="float">
            <text:p>234,559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,3,5</text:p>
          </table:table-cell>
          <table:table-cell table:style-name="ce16" office:value-type="string" calcext:value-type="string">
            <text:p>N.º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1,4,3,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2" office:value-type="string" calcext:value-type="string">
            <text:p>N.º 2</text:p>
          </table:table-cell>
          <table:table-cell table:style-name="ce25" office:value-type="float" office:value="234.55916" calcext:value-type="float">
            <text:p>234,559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6" office:value-type="string" calcext:value-type="string">
            <text:p>C 1,4,3,5,2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C 1,4,3,5,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</table:table-row>
      </table:table>
      <table:table table:name="Amalgamiento promedio" table:style-name="ta1"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Valores</text:p>
          </table:table-cell>
          <table:covered-table-cell table:number-columns-repeated="3" table:style-name="ce18"/>
          <table:covered-table-cell table:style-name="ce21"/>
        </table:table-row>
        <table:table-row table:style-name="ro1">
          <table:table-cell table:style-name="ce2" office:value-type="string" calcext:value-type="string">
            <text:p>Elementos</text:p>
          </table:table-cell>
          <table:table-cell table:style-name="ce7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.º 1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style-name="ce20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.º 2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N.º 3</text:p>
          </table:table-cell>
          <table:table-cell table:style-name="ce8"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0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.º 4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style-name="ce20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9" office:value-type="float" office:value="110" calcext:value-type="float">
            <text:p>11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8" calcext:value-type="float">
            <text:p>78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6" table:number-rows-spanned="1">
            <text:p>Matriz de distancias</text:p>
          </table:table-cell>
          <table:covered-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N.º 1</text:p>
          </table:table-cell>
          <table:table-cell table:style-name="ce10" office:value-type="string" calcext:value-type="string">
            <text:p>N.º 2</text:p>
          </table:table-cell>
          <table:table-cell table:style-name="ce10" office:value-type="string" calcext:value-type="string">
            <text:p>N.º 3</text:p>
          </table:table-cell>
          <table:table-cell table:style-name="ce10" office:value-type="string" calcext:value-type="string">
            <text:p>N.º 4</text:p>
          </table:table-cell>
          <table:table-cell table:style-name="ce16" office:value-type="string" calcext:value-type="string">
            <text:p>N.º 5</text:p>
          </table:table-cell>
        </table:table-row>
        <table:table-row table:style-name="ro1">
          <table:table-cell office:value-type="string" calcext:value-type="string">
            <text:p>N.º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.º 2</text:p>
          </table:table-cell>
          <table:table-cell office:value-type="float" office:value="203.57554" calcext:value-type="float">
            <text:p>203,57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/>
        </table:table-row>
        <table:table-row table:style-name="ro1">
          <table:table-cell office:value-type="string" calcext:value-type="string">
            <text:p>N.º 3</text:p>
          </table:table-cell>
          <table:table-cell office:value-type="float" office:value="189.59694" calcext:value-type="float">
            <text:p>189,59694</text:p>
          </table:table-cell>
          <table:table-cell office:value-type="float" office:value="234.55916" calcext:value-type="float">
            <text:p>234,559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</table:table-row>
        <table:table-row table:style-name="ro1">
          <table:table-cell office:value-type="string" calcext:value-type="string">
            <text:p>N.º 4</text:p>
          </table:table-cell>
          <table:table-cell table:style-name="ce11" office:value-type="float" office:value="114.69961" calcext:value-type="float">
            <text:p>114,69961</text:p>
          </table:table-cell>
          <table:table-cell office:value-type="float" office:value="126.26559" calcext:value-type="float">
            <text:p>126,26559</text:p>
          </table:table-cell>
          <table:table-cell office:value-type="float" office:value="153.71727" calcext:value-type="float">
            <text:p>153,71727</text:p>
          </table:table-cell>
          <table:table-cell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12" office:value-type="float" office:value="180.02778" calcext:value-type="float">
            <text:p>180,02778</text:p>
          </table:table-cell>
          <table:table-cell table:style-name="ce12" office:value-type="float" office:value="210.78662" calcext:value-type="float">
            <text:p>210,78662</text:p>
          </table:table-cell>
          <table:table-cell table:style-name="ce12" office:value-type="float" office:value="157.30544" calcext:value-type="float">
            <text:p>157,30544</text:p>
          </table:table-cell>
          <table:table-cell table:style-name="ce12" office:value-type="float" office:value="175.63029" calcext:value-type="float">
            <text:p>175,63029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</text:p>
          </table:table-cell>
          <table:table-cell table:style-name="ce10" office:value-type="string" calcext:value-type="string">
            <text:p>N.º 2</text:p>
          </table:table-cell>
          <table:table-cell table:style-name="ce10" office:value-type="string" calcext:value-type="string">
            <text:p>N.º 3</text:p>
          </table:table-cell>
          <table:table-cell table:style-name="ce16" office:value-type="string" calcext:value-type="string">
            <text:p>N.º 5</text:p>
          </table:table-cell>
          <table:table-cell/>
        </table:table-row>
        <table:table-row table:style-name="ro1">
          <table:table-cell office:value-type="string" calcext:value-type="string">
            <text:p>C 1,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office:value-type="string" calcext:value-type="string">
            <text:p>N.º 2</text:p>
          </table:table-cell>
          <table:table-cell table:formula="of:=([.$B$13]+[.$C$15])/2" office:value-type="float" office:value="164.920565" calcext:value-type="float">
            <text:p>164,9205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N.º 3</text:p>
          </table:table-cell>
          <table:table-cell table:formula="of:=([.$B$14]+[.$D$15])/2" office:value-type="float" office:value="171.657105" calcext:value-type="float">
            <text:p>171,657105</text:p>
          </table:table-cell>
          <table:table-cell office:value-type="float" office:value="234.55916" calcext:value-type="float">
            <text:p>234,55916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N.º 5</text:p>
          </table:table-cell>
          <table:table-cell table:style-name="ce12" table:formula="of:=([.$B$16]+[.$E$16])/2" office:value-type="float" office:value="177.829035" calcext:value-type="float">
            <text:p>177,829035</text:p>
          </table:table-cell>
          <table:table-cell table:style-name="ce12" office:value-type="float" office:value="210.78662" calcext:value-type="float">
            <text:p>210,78662</text:p>
          </table:table-cell>
          <table:table-cell table:style-name="ce15" office:value-type="float" office:value="157.30544" calcext:value-type="float">
            <text:p>157,30544</text:p>
          </table:table-cell>
          <table:table-cell table:style-name="ce17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</text:p>
          </table:table-cell>
          <table:table-cell table:style-name="ce10" office:value-type="string" calcext:value-type="string">
            <text:p>N.º 2</text:p>
          </table:table-cell>
          <table:table-cell table:style-name="ce16" office:value-type="string" calcext:value-type="string">
            <text:p>C 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,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N.º 2</text:p>
          </table:table-cell>
          <table:table-cell table:style-name="ce11" table:formula="of:=([.$B$13]+[.$C$15])/2" office:value-type="float" office:value="164.920565" calcext:value-type="float">
            <text:p>164,920565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" office:value-type="string" calcext:value-type="string">
            <text:p>C 3,5</text:p>
          </table:table-cell>
          <table:table-cell table:style-name="ce12" table:formula="of:=([.$B$22]+[.$B$23])/2" office:value-type="float" office:value="174.74307" calcext:value-type="float">
            <text:p>174,74307</text:p>
          </table:table-cell>
          <table:table-cell table:style-name="ce12" table:formula="of:=([.$C$22]+[.$C$23])/2" office:value-type="float" office:value="222.67289" calcext:value-type="float">
            <text:p>222,67289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0" office:value-type="string" calcext:value-type="string">
            <text:p>C 1,4,2</text:p>
          </table:table-cell>
          <table:table-cell table:style-name="ce16" office:value-type="string" calcext:value-type="string">
            <text:p>C 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1,4,2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>
            <text:p>C 3,5</text:p>
          </table:table-cell>
          <table:table-cell table:style-name="ce15" table:formula="of:=(2/3*([.$B$29])+1/3*([.$C$29]))" office:value-type="float" office:value="190.719676666667" calcext:value-type="float">
            <text:p>190,719676666667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lementos</text:p>
          </table:table-cell>
          <table:table-cell table:style-name="ce16" office:value-type="string" calcext:value-type="string">
            <text:p>C 1,4,2,3,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 1,4,2,3,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Bitstream Vera Sans Mono" svg:font-family="'Bitstream Vera Sans Mono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1:19:46.571395022</meta:creation-date>
    <dc:date>2017-05-28T15:17:46.996108522</dc:date>
    <meta:editing-duration>PT2H34M22S</meta:editing-duration>
    <meta:editing-cycles>9</meta:editing-cycles>
    <meta:generator>LibreOffice/5.2.6.2$Linux_ARM_EABI LibreOffice_project/20m0$Build-2</meta:generator>
    <meta:document-statistic meta:table-count="3" meta:cell-count="324" meta:object-count="0"/>
  </office:meta>
</office:document-meta>
</file>